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bda52"/>
    </style:style>
    <style:style style:name="P2" style:family="paragraph" style:parent-style-name="Text_20_body">
      <style:text-properties officeooo:rsid="000bda52" officeooo:paragraph-rsid="000bda52"/>
    </style:style>
    <style:style style:name="P3" style:family="paragraph" style:parent-style-name="Text_20_body">
      <style:text-properties officeooo:rsid="000d5910" officeooo:paragraph-rsid="000d5910"/>
    </style:style>
    <style:style style:name="P4" style:family="paragraph" style:parent-style-name="Text_20_body">
      <style:text-properties officeooo:rsid="000d66fc" officeooo:paragraph-rsid="000d66fc"/>
    </style:style>
    <style:style style:name="P5" style:family="paragraph" style:parent-style-name="Text_20_body">
      <style:text-properties officeooo:rsid="000f143d" officeooo:paragraph-rsid="000f143d"/>
    </style:style>
    <style:style style:name="P6" style:family="paragraph" style:parent-style-name="Text_20_body">
      <style:text-properties officeooo:rsid="00132254" officeooo:paragraph-rsid="00132254"/>
    </style:style>
    <style:style style:name="P7" style:family="paragraph" style:parent-style-name="Text_20_body">
      <style:text-properties officeooo:rsid="0013984f" officeooo:paragraph-rsid="0013984f"/>
    </style:style>
    <style:style style:name="P8" style:family="paragraph" style:parent-style-name="Text_20_body">
      <style:text-properties fo:font-weight="normal" officeooo:rsid="00178446" officeooo:paragraph-rsid="001b90da" style:font-weight-asian="normal" style:font-weight-complex="normal"/>
    </style:style>
    <style:style style:name="P9" style:family="paragraph" style:parent-style-name="Text_20_body">
      <style:text-properties officeooo:rsid="001b90da" officeooo:paragraph-rsid="001b90da"/>
    </style:style>
    <style:style style:name="P10" style:family="paragraph" style:parent-style-name="Text_20_body">
      <style:text-properties officeooo:rsid="001d86a8" officeooo:paragraph-rsid="001d86a8"/>
    </style:style>
    <style:style style:name="P11" style:family="paragraph" style:parent-style-name="Text_20_body">
      <style:text-properties officeooo:rsid="001f794c" officeooo:paragraph-rsid="001f794c"/>
    </style:style>
    <style:style style:name="P12" style:family="paragraph" style:parent-style-name="Text_20_body">
      <style:text-properties officeooo:rsid="002404d2" officeooo:paragraph-rsid="002404d2"/>
    </style:style>
    <style:style style:name="P13" style:family="paragraph" style:parent-style-name="Text_20_body">
      <style:text-properties fo:font-weight="bold" officeooo:paragraph-rsid="000bda52" style:font-weight-asian="bold" style:font-weight-complex="bold"/>
    </style:style>
    <style:style style:name="P14" style:family="paragraph" style:parent-style-name="Text_20_body">
      <style:text-properties officeooo:rsid="00269c00" officeooo:paragraph-rsid="00269c00"/>
    </style:style>
    <style:style style:name="P15" style:family="paragraph" style:parent-style-name="Text_20_body">
      <style:text-properties officeooo:paragraph-rsid="00275441"/>
    </style:style>
    <style:style style:name="P16" style:family="paragraph" style:parent-style-name="Text_20_body">
      <style:text-properties officeooo:rsid="0027dde1" officeooo:paragraph-rsid="0027dde1"/>
    </style:style>
    <style:style style:name="P17" style:family="paragraph" style:parent-style-name="Text_20_body">
      <style:text-properties officeooo:rsid="00292c12" officeooo:paragraph-rsid="0029d22d"/>
    </style:style>
    <style:style style:name="P18" style:family="paragraph" style:parent-style-name="Text_20_body">
      <style:text-properties officeooo:rsid="002b853c" officeooo:paragraph-rsid="002b853c"/>
    </style:style>
    <style:style style:name="P19" style:family="paragraph" style:parent-style-name="Text_20_body">
      <style:text-properties officeooo:rsid="0032db10" officeooo:paragraph-rsid="0032db10"/>
    </style:style>
    <style:style style:name="P20" style:family="paragraph" style:parent-style-name="Standard">
      <style:text-properties officeooo:paragraph-rsid="001b90da"/>
    </style:style>
    <style:style style:name="P21" style:family="paragraph" style:parent-style-name="Standard">
      <style:paragraph-properties fo:margin-top="0cm" fo:margin-bottom="0.499cm" style:contextual-spacing="false"/>
    </style:style>
    <style:style style:name="P22" style:family="paragraph" style:parent-style-name="Standard">
      <style:text-properties officeooo:rsid="00401e9b" officeooo:paragraph-rsid="00401e9b"/>
    </style:style>
    <style:style style:name="P23" style:family="paragraph" style:parent-style-name="Standard">
      <style:paragraph-properties fo:text-align="center" style:justify-single-word="false"/>
      <style:text-properties fo:font-style="italic" style:font-style-asian="italic" style:font-style-complex="italic"/>
    </style:style>
    <style:style style:name="P24" style:family="paragraph" style:parent-style-name="Standard">
      <style:paragraph-properties fo:margin-top="0cm" fo:margin-bottom="0.499cm" style:contextual-spacing="false"/>
    </style:style>
    <style:style style:name="P25" style:family="paragraph" style:parent-style-name="Standard">
      <style:paragraph-properties fo:margin-top="0cm" fo:margin-bottom="0.499cm" style:contextual-spacing="false"/>
      <style:text-properties officeooo:rsid="000bda52" officeooo:paragraph-rsid="00233ed4"/>
    </style:style>
    <style:style style:name="P26" style:family="paragraph" style:parent-style-name="Standard">
      <style:paragraph-properties fo:margin-top="0cm" fo:margin-bottom="0.499cm" style:contextual-spacing="false" fo:text-align="center" style:justify-single-word="false"/>
      <style:text-properties officeooo:rsid="004e5b54" officeooo:paragraph-rsid="004e5b54"/>
    </style:style>
    <style:style style:name="P27" style:family="paragraph" style:parent-style-name="Standard">
      <style:paragraph-properties fo:margin-top="0cm" fo:margin-bottom="0.499cm" style:contextual-spacing="false" fo:text-align="center" style:justify-single-word="false"/>
      <style:text-properties fo:font-size="18pt" style:text-underline-style="solid" style:text-underline-width="auto" style:text-underline-color="font-color" fo:font-weight="bold" officeooo:rsid="004e5b54" officeooo:paragraph-rsid="004e5b54" style:font-size-asian="18pt" style:font-weight-asian="bold" style:font-size-complex="18pt" style:font-weight-complex="bold"/>
    </style:style>
    <style:style style:name="P28" style:family="paragraph" style:parent-style-name="Standard">
      <style:paragraph-properties fo:margin-top="0cm" fo:margin-bottom="0.499cm" style:contextual-spacing="false"/>
      <style:text-properties fo:font-size="14pt" style:text-underline-style="solid" style:text-underline-width="auto" style:text-underline-color="font-color" officeooo:rsid="004e5b54" officeooo:paragraph-rsid="004e5b54" style:font-size-asian="14pt" style:font-size-complex="14pt"/>
    </style:style>
    <style:style style:name="P29" style:family="paragraph" style:parent-style-name="Standard">
      <style:paragraph-properties fo:margin-top="0cm" fo:margin-bottom="0.499cm" style:contextual-spacing="false" fo:text-align="center" style:justify-single-word="false" fo:break-before="page"/>
      <style:text-properties fo:font-size="16pt" style:text-underline-style="solid" style:text-underline-width="auto" style:text-underline-color="font-color" fo:font-weight="bold" style:font-size-asian="16pt" style:font-weight-asian="bold" style:font-size-complex="16pt" style:font-weight-complex="bold"/>
    </style:style>
    <style:style style:name="P30" style:family="paragraph" style:parent-style-name="Text_20_body">
      <style:text-properties officeooo:rsid="001a4509" officeooo:paragraph-rsid="001b90da"/>
    </style:style>
    <style:style style:name="P31" style:family="paragraph" style:parent-style-name="Text_20_body">
      <style:text-properties officeooo:rsid="000bda52" officeooo:paragraph-rsid="001b90da"/>
    </style:style>
    <style:style style:name="P32" style:family="paragraph" style:parent-style-name="Text_20_body">
      <style:text-properties officeooo:rsid="0019415a" officeooo:paragraph-rsid="001b90da"/>
    </style:style>
    <style:style style:name="P33" style:family="paragraph" style:parent-style-name="Text_20_body">
      <style:text-properties fo:font-weight="bold" officeooo:rsid="003cf138" officeooo:paragraph-rsid="003cf138" style:font-weight-asian="bold" style:font-weight-complex="bold"/>
    </style:style>
    <style:style style:name="P34" style:family="paragraph" style:parent-style-name="Text_20_body">
      <style:text-properties officeooo:rsid="003390b9" officeooo:paragraph-rsid="003390b9"/>
    </style:style>
    <style:style style:name="P35" style:family="paragraph" style:parent-style-name="Text_20_body">
      <style:text-properties officeooo:rsid="003684fa" officeooo:paragraph-rsid="003684fa"/>
    </style:style>
    <style:style style:name="P36" style:family="paragraph" style:parent-style-name="Text_20_body">
      <style:text-properties officeooo:rsid="00306daf" officeooo:paragraph-rsid="00319443"/>
    </style:style>
    <style:style style:name="P37" style:family="paragraph" style:parent-style-name="Text_20_body">
      <style:text-properties officeooo:rsid="004a7df2" officeooo:paragraph-rsid="004bc24c"/>
    </style:style>
    <style:style style:name="P38" style:family="paragraph" style:parent-style-name="Text_20_body">
      <style:paragraph-properties fo:text-align="center" style:justify-single-word="false"/>
      <style:text-properties fo:font-size="16pt" style:text-underline-style="solid" style:text-underline-width="auto" style:text-underline-color="font-color" fo:font-weight="bold" officeooo:paragraph-rsid="000bda52" style:font-size-asian="16pt" style:font-weight-asian="bold" style:font-size-complex="16pt" style:font-weight-complex="bold"/>
    </style:style>
    <style:style style:name="P39" style:family="paragraph" style:parent-style-name="Text_20_body">
      <style:paragraph-properties fo:text-align="center" style:justify-single-word="false"/>
      <style:text-properties fo:font-size="16pt" style:text-underline-style="solid" style:text-underline-width="auto" style:text-underline-color="font-color" fo:font-weight="bold" officeooo:paragraph-rsid="00275441" style:font-size-asian="16pt" style:font-weight-asian="bold" style:font-size-complex="16pt" style:font-weight-complex="bold"/>
    </style:style>
    <style:style style:name="P40" style:family="paragraph" style:parent-style-name="Text_20_body">
      <style:paragraph-properties fo:text-align="center" style:justify-single-word="false"/>
      <style:text-properties officeooo:paragraph-rsid="000bda52"/>
    </style:style>
    <style:style style:name="P41" style:family="paragraph" style:parent-style-name="Text_20_body">
      <style:paragraph-properties fo:text-align="center" style:justify-single-word="false"/>
      <style:text-properties officeooo:paragraph-rsid="00512a2e"/>
    </style:style>
    <style:style style:name="P42" style:family="paragraph" style:parent-style-name="Text_20_body">
      <style:text-properties fo:font-style="italic" style:text-underline-style="solid" style:text-underline-width="auto" style:text-underline-color="font-color" officeooo:paragraph-rsid="000bda52" style:font-style-asian="italic" style:font-style-complex="italic"/>
    </style:style>
    <style:style style:name="P43" style:family="paragraph" style:parent-style-name="Text_20_body">
      <style:paragraph-properties fo:text-align="start" style:justify-single-word="false"/>
      <style:text-properties fo:font-style="italic" style:text-underline-style="solid" style:text-underline-width="auto" style:text-underline-color="font-color" officeooo:paragraph-rsid="00512a2e" style:font-style-asian="italic" style:font-style-complex="italic"/>
    </style:style>
    <style:style style:name="P44" style:family="paragraph" style:parent-style-name="Text_20_body">
      <style:text-properties fo:font-style="italic" style:text-underline-style="solid" style:text-underline-width="auto" style:text-underline-color="font-color" officeooo:paragraph-rsid="00275441" style:font-style-asian="italic" style:font-style-complex="italic"/>
    </style:style>
    <style:style style:name="P45" style:family="paragraph" style:parent-style-name="Text_20_body">
      <style:text-properties fo:font-style="italic" style:text-underline-style="solid" style:text-underline-width="auto" style:text-underline-color="font-color" officeooo:paragraph-rsid="00292c12" style:font-style-asian="italic" style:font-style-complex="italic"/>
    </style:style>
    <style:style style:name="P46" style:family="paragraph" style:parent-style-name="Text_20_body">
      <style:text-properties officeooo:paragraph-rsid="000bda52"/>
    </style:style>
    <style:style style:name="P47" style:family="paragraph" style:parent-style-name="Text_20_body">
      <style:text-properties officeooo:paragraph-rsid="000d5110"/>
    </style:style>
    <style:style style:name="P48" style:family="paragraph" style:parent-style-name="Text_20_body">
      <style:text-properties officeooo:paragraph-rsid="0032f4b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d5910"/>
    </style:style>
    <style:style style:name="T4" style:family="text">
      <style:text-properties officeooo:rsid="000d66fc"/>
    </style:style>
    <style:style style:name="T5" style:family="text">
      <style:text-properties officeooo:rsid="00110852"/>
    </style:style>
    <style:style style:name="T6" style:family="text">
      <style:text-properties officeooo:rsid="00118664"/>
    </style:style>
    <style:style style:name="T7" style:family="text">
      <style:text-properties officeooo:rsid="0013984f"/>
    </style:style>
    <style:style style:name="T8" style:family="text">
      <style:text-properties officeooo:rsid="0014b00a"/>
    </style:style>
    <style:style style:name="T9" style:family="text">
      <style:text-properties officeooo:rsid="001bf6ce"/>
    </style:style>
    <style:style style:name="T10" style:family="text">
      <style:text-properties officeooo:rsid="001d946a"/>
    </style:style>
    <style:style style:name="T11" style:family="text">
      <style:text-properties officeooo:rsid="002061ec"/>
    </style:style>
    <style:style style:name="T12" style:family="text">
      <style:text-properties officeooo:rsid="00233ed4"/>
    </style:style>
    <style:style style:name="T13" style:family="text">
      <style:text-properties officeooo:rsid="00258b44"/>
    </style:style>
    <style:style style:name="T14" style:family="text">
      <style:text-properties officeooo:rsid="002d0171"/>
    </style:style>
    <style:style style:name="T15" style:family="text">
      <style:text-properties officeooo:rsid="00319443"/>
    </style:style>
    <style:style style:name="T16" style:family="text">
      <style:text-properties officeooo:rsid="0033cc43"/>
    </style:style>
    <style:style style:name="T17" style:family="text">
      <style:text-properties officeooo:rsid="003802b7"/>
    </style:style>
    <style:style style:name="T18" style:family="text">
      <style:text-properties officeooo:rsid="00402d67"/>
    </style:style>
    <style:style style:name="T19" style:family="text">
      <style:text-properties officeooo:rsid="004bc24c"/>
    </style:style>
    <style:style style:name="T20" style:family="text">
      <style:text-properties officeooo:rsid="004d2274"/>
    </style:style>
    <style:style style:name="T21" style:family="text">
      <style:text-properties fo:font-style="italic" style:font-style-asian="italic" style:font-style-complex="italic"/>
    </style:style>
    <style:style style:name="T22" style:family="text">
      <style:text-properties fo:font-style="italic" officeooo:rsid="00233ed4" style:font-style-asian="italic" style:font-style-complex="italic"/>
    </style:style>
    <style:style style:name="T23" style:family="text">
      <style:text-properties fo:font-style="italic" officeooo:rsid="000bda52" style:font-style-asian="italic" style:font-style-complex="italic"/>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7" style:family="text">
      <style:text-properties officeooo:rsid="000d5110"/>
    </style:style>
    <style:style style:name="T28" style:family="text">
      <style:text-properties officeooo:rsid="0032f4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Groupe 7</text:p>
      <text:p text:style-name="P27"/>
      <text:p text:style-name="P27"/>
      <text:p text:style-name="P27">AVALAM</text:p>
      <text:p text:style-name="P27">DOSSIER IHM</text:p>
      <text:p text:style-name="P25"/>
      <text:p text:style-name="P25"/>
      <text:p text:style-name="P25"/>
      <text:p text:style-name="P26">Yann Ducruy</text:p>
      <text:p text:style-name="P26">Joachim Woerly-Moussier</text:p>
      <text:p text:style-name="P26">Jérémy Sazerat</text:p>
      <text:p text:style-name="P26">Pierre Mehaye</text:p>
      <text:p text:style-name="P26">Alexandre Moulin</text:p>
      <text:p text:style-name="P26">Loïc Chevalier</text:p>
      <text:p text:style-name="P25"/>
      <text:p text:style-name="P25"/>
      <text:p text:style-name="P25"/>
      <text:p text:style-name="P23">Pour la réalisation de l'IHM du programme Avalam, nous nous sommes basés sur les critères de Bastien et Scapin</text:p>
      <text:p text:style-name="P23">http://www.ergolab.net/articles/criteres-ergonomiques-1.php http://www.ergolab.net/articles/criteres-ergonomiques-2.php</text:p>
      <text:p text:style-name="P21"/>
      <text:p text:style-name="P21"/>
      <text:p text:style-name="P21"/>
      <text:p text:style-name="P29">1. Guidage </text:p>
      <text:p text:style-name="P42">1.1. Incitation</text:p>
      <text:p text:style-name="P2">L'utilisateur peut comprendre clairement ce qu'il peut faire grâce à des boutons aux noms standardisés et la possibilité de consulter les règles du jeu.</text:p>
      <text:p text:style-name="P2">L'utilisateur peut comprendre comment il doit agir par la présence de boutons distinguables et un changement de couleur des tours de pions, lorsqu'une tour est sélectionnée, permettant de distinguer aisément les coups possibles. </text:p>
      <text:p text:style-name="P2">Les éléments cliquables sont distincts des éléments de décor.</text:p>
      <text:p text:style-name="P2"/>
      <text:p text:style-name="P1"><text:span text:style-name="T24">1.2. Groupement / Distinction entre Items</text:span></text:p>
      <text:p text:style-name="P2">Les boutons liés par leurs fonctions sont distingués par la localisation et placés de façon cohérente pour les distinguer d'autres boutons aux fonctions différentes. </text:p>
      <text:p text:style-name="P47"><text:span text:style-name="T27">Les groupes de fonctions différents voient leurs éléments être groupés, mais chaque groupe est séparé des autres visuellement.</text:span></text:p>
      <text:p text:style-name="P3">Les boutons <text:span text:style-name="T4">inutilisables sont grisés </text:span></text:p>
      <text:p text:style-name="P4">Le panneau d'informations du joueur dont ce n'est pas le tour est grisé en attendant que ce <text:span text:style-name="T5">soit</text:span> <text:span text:style-name="T6">le</text:span> tour <text:span text:style-name="T6">de ce joueur</text:span>.</text:p>
      <text:p text:style-name="P1"/>
      <text:p text:style-name="P42">1.3. Feedback Immédiat</text:p>
      <text:p text:style-name="P5">Lorsque l'utilisateur réalise une action, le système répond immédiatement. Par exemple, utiliser le bouton pour éteindre la musique l'interrompt instantanément. Lorsque l'utilisateur joue une partie contre une IA, l'IA calcule rapidement son coup et le joue sans perdre de temps. </text:p>
      <text:p text:style-name="P1"/>
      <text:p text:style-name="P42">1.4. Lisibilité</text:p>
      <text:p text:style-name="P6">Les informations présentées au public sont compréhensibles et utilisent des termes standards dans les programmes informatiques grand public, afin de ne pas requérir un temps d'adaptation pour l'utilisateur. <text:span text:style-name="T7">Les textes sont conçis afin de faciliter la lecture des textes.</text:span></text:p>
      <text:p text:style-name="P7">La police de texte est décorée mais sobre, facilement lisible et <text:span text:style-name="T8">ne fatiguant pas</text:span> l'utilisateur.</text:p>
      <text:p text:style-name="P40"><text:line-break/><text:line-break/><text:span text:style-name="T26">2. Charge de Travail</text:span></text:p>
      <text:p text:style-name="P1"><text:span text:style-name="T24">2.1. Brièveté</text:span></text:p>
      <text:p text:style-name="P30">Les noms des boutons sont généralement courts, sauf lors d'exceptions dues à des standards répandus dans les programmes informatiques.</text:p>
      <text:p text:style-name="P9"><text:soft-page-break/>Les textes sont <text:span text:style-name="T9">conçis afin de faciliter le traitement des informations par l'utilisateur.</text:span></text:p>
      <text:p text:style-name="P48"><text:span text:style-name="T28">Une seule fenêtre est utilisée par le programme, il n'y a aucune popup.</text:span></text:p>
      <text:p text:style-name="P20"/>
      <text:p text:style-name="P8">L'utilisateur n'a besoin que d'un seul clic souris pour accéder à une partie rapide.</text:p>
      <text:p text:style-name="P31">L'utilisateur n'a besoin que de trois clics souris pour accéder à une partie personnalisée.</text:p>
      <text:p text:style-name="P32">Chaque fonction et écran du jeu est accessible en trois clics souris au minimum. </text:p>
      <text:p text:style-name="P1"/>
      <text:p text:style-name="P42">2.2. Densité Informationnelle</text:p>
      <text:p text:style-name="P10">Le programme Avalam a été conçu de façon à ne pas présenter <text:span text:style-name="T10">trop d'informations à la fois. Les informations peu utiles ont été retirées en rafinant le programme ou déplacées ailleurs (exemple de la page des crédits, déplacée de l'écran d'accueil pour être rangée dans les options).</text:span></text:p>
      <text:p text:style-name="P11">Lorsqu'un choix est proposé à l'utilisateur, les questions peuvent être répondues par oui ou non. <text:span text:style-name="T11">Le seul choix plus complexe de tout le jeu est la décision d'un déplacement d'une tour sur une autre, puisque le joueur jusqu'à huit déplacements possibles après avoir décidé d'une tour à déplacer.</text:span></text:p>
      <text:p text:style-name="P1"/>
      <text:p text:style-name="P38">3. Contrôle Explicite</text:p>
      <text:p text:style-name="P42">3.1. Actions Explicites</text:p>
      <text:p text:style-name="P12">Le programme n'effectue aucune action qui n'est pas demandée par l'utilisateur. Par exemple l'utilisateur configure les joueurs d'une partie ou choisit une partie rapide. Autre exemple, l'utilisateur <text:span text:style-name="T13">coupe et relance</text:span> la musique selon ses désirs.</text:p>
      <text:p text:style-name="P13"/>
      <text:p text:style-name="P42">3.2. Contrôle Utilisateur</text:p>
      <text:p text:style-name="P14">La présence de fonctions de retour en arrière pour les écrans du programme, ainsi que la présence de fonctions annuler/refaire pendant la partie permet au joueur de revenir en arrière dans le cas où il aurait réalisé une action qu'il ne désirait pas, ou qu'il souhaite revenir en arrière après avoir joué plusieurs tours pour essayer une stratégie.</text:p>
      <text:p text:style-name="P1"/>
      <text:p text:style-name="P41"><text:span text:style-name="T26">4. Adaptabilité</text:span></text:p>
      <text:p text:style-name="P43">4.1. Flexibilité</text:p>
      <text:p text:style-name="P18"><text:span text:style-name="T14">L'utilisateur a la possibilité</text:span> personnaliser le nom du <text:span text:style-name="T14">ou des </text:span>joueur<text:span text:style-name="T14">s</text:span>, <text:span text:style-name="T14">les</text:span> couleur<text:span text:style-name="T14">s</text:span>, la difficulté de l'IA affrontée par le joueur <text:span text:style-name="T14">(ou des IA pour une partie sans joueur humain)</text:span> et le thème du programme (son apparence).</text:p>
      <text:p text:style-name="P19">Le programme s'adapte à différentes dimensions de fenêtre.</text:p>
      <text:p text:style-name="P15"/>
      <text:p text:style-name="P44"><text:soft-page-break/>4.2. Prise en compte de l'expérience de l'utilisateur</text:p>
      <text:p text:style-name="P37">Le programme est accessible aux utilisateurs novices grâce à la présence de boutons de grande taille distincts et facilement lisibles. </text:p>
      <text:p text:style-name="P37"><text:span text:style-name="T19">Le programme est accessible aux utilisateurs plus avancés par la possibilité d'accéder au jeu rapidement en trois clics pour une partie personnalisée et un seul clic pour une partie rapide.</text:span></text:p>
      <text:p text:style-name="P15"/>
      <text:p text:style-name="P41"><text:span text:style-name="T26">5. Gestion des Erreurs</text:span></text:p>
      <text:p text:style-name="P43">5.1. Protection contre les Erreurs</text:p>
      <text:p text:style-name="P17">Des indices visuels sont présents pour éviter à l'utilisateur de commettre des erreurs.</text:p>
      <text:p text:style-name="P34">Lorsque l<text:span text:style-name="T16">'utilisateur</text:span> désire quitter le jeu ou sauvegarder une partie, le programme lui demande confirmation.</text:p>
      <text:p text:style-name="P15"/>
      <text:p text:style-name="P45">5.<text:span text:style-name="T20">2.</text:span> Correction des Erreurs</text:p>
      <text:p text:style-name="P16">Notre programme permet à l'utilisateur de corriger ses erreurs en revenant en arrière lors d'une action indésirée.</text:p>
      <text:p text:style-name="P15"/>
      <text:p text:style-name="P39">6. Homogénéité / Cohérence</text:p>
      <text:p text:style-name="P35">Les différents thèmes sont appliqués sur l'ensemble du programme lorsque sélectionnés. Les écrans <text:s/>ont un style homogène d'un écran à l'autre. <text:span text:style-name="T17">Le placement des boutons accueil est le même à chaque page. Il n'y a pas deux boutons ayant le même nom réalisant des fonctions différentes.</text:span></text:p>
      <text:p text:style-name="P35"/>
      <text:p text:style-name="P15"/>
      <text:p text:style-name="P39">7. Signifiance des Codes et Dénominations</text:p>
      <text:p text:style-name="P36">Les termes utilisés sont standards pour des <text:span text:style-name="T15">logiciels</text:span> dans les langues supportées par notre programme. Ainsi les termes français sont standards pour des <text:span text:style-name="T15">logiciels</text:span> <text:span text:style-name="T15">affichés en </text:span>français et les termes anglais sont standards pour des <text:span text:style-name="T15">logiciels</text:span> <text:span text:style-name="T15">affichés en </text:span>anglais.</text:p>
      <text:p text:style-name="P36"/>
      <text:p text:style-name="P33">Ajouter avis utilisateurs</text:p>
      <text:p text:style-name="P15"/>
      <text:p text:style-name="P39">8. Compatibilité</text:p>
      <text:p text:style-name="P22">Nous visons un large public, ce qui induit la réalisation d'une interface simple d'utilisation et de lecture. <text:span text:style-name="T18">Pour cela nous nous sommes basés sur les interfaces des applications mobiles conçues pour être simple d'utilisation, avec des boutons de grande taille et une structure simplifiée au maximum. Le programme est compatible avec de nombreux systèmes informatiques, étant réalisé en Java. </text:span><text:soft-page-break/><text:span text:style-name="T18">L'utilisateur a besoin pour exécuter le programme de Java uniquement.</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vallo </meta:initial-creator>
    <meta:creation-date>2016-05-31T15:21:42.637441113</meta:creation-date>
    <dc:date>2016-06-01T15:59:12.879043473</dc:date>
    <dc:creator>chevallo </dc:creator>
    <meta:editing-duration>PT7H30M46S</meta:editing-duration>
    <meta:editing-cycles>73</meta:editing-cycles>
    <meta:generator>LibreOffice/4.2.8.2$Linux_X86_64 LibreOffice_project/420m0$Build-2</meta:generator>
    <meta:document-statistic meta:table-count="0" meta:image-count="0" meta:object-count="0" meta:page-count="5" meta:paragraph-count="62" meta:word-count="910" meta:character-count="6029" meta:non-whitespace-character-count="5171"/>
  </office:meta>
</office:document-meta>
</file>